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61e22" officeooo:paragraph-rsid="00061e22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061e22" officeooo:paragraph-rsid="00061e22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0751c0"/>
    </style:style>
    <style:style style:name="P5" style:family="paragraph" style:parent-style-name="Standard">
      <style:text-properties officeooo:rsid="000c27dc" officeooo:paragraph-rsid="000c27dc"/>
    </style:style>
    <style:style style:name="T1" style:family="text">
      <style:text-properties style:font-name="Calibri Light" style:text-underline-style="none"/>
    </style:style>
    <style:style style:name="T2" style:family="text">
      <style:text-properties fo:color="#3465a4" loext:opacity="100%" style:font-name="Calibri Light"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color="#3465a4" loext:opacity="100%" style:font-name="Calibri Light" fo:font-size="14pt" style:text-underline-style="none" style:font-size-asian="14pt" style:font-size-complex="14pt"/>
    </style:style>
    <style:style style:name="T4" style:family="text">
      <style:text-properties officeooo:rsid="00061e22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style:font-name="Consolas2" fo:font-size="10.5pt" fo:font-weight="normal"/>
    </style:style>
    <style:style style:name="T7" style:family="text">
      <style:text-properties fo:color="#808080" loext:opacity="100%" style:font-name="Consolas2" fo:font-size="10.5pt" fo:font-weight="normal" fo:background-color="#1f1f1f" loext:char-shading-value="0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Consolas2" fo:font-size="10.5pt" fo:font-weight="normal"/>
    </style:style>
    <style:style style:name="T10" style:family="text">
      <style:text-properties fo:color="#569cd6" loext:opacity="100%" style:font-name="Consolas2" fo:font-size="10.5pt" fo:font-weight="normal" fo:background-color="#1f1f1f" loext:char-shading-value="0"/>
    </style:style>
    <style:style style:name="T11" style:family="text">
      <style:text-properties fo:color="#4fc1ff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d4d4d4" loext:opacity="100%" style:font-name="Consolas2" fo:font-size="10.5pt" fo:font-weight="normal"/>
    </style:style>
    <style:style style:name="T14" style:family="text">
      <style:text-properties fo:color="#4ec9b0" loext:opacity="100%"/>
    </style:style>
    <style:style style:name="T15" style:family="text">
      <style:text-properties fo:color="#4ec9b0" loext:opacity="100%" style:font-name="Consolas2" fo:font-size="10.5pt" fo:font-weight="normal"/>
    </style:style>
    <style:style style:name="T16" style:family="text">
      <style:text-properties style:font-name="Consolas2" fo:font-size="10.5pt" fo:font-weight="normal"/>
    </style:style>
    <style:style style:name="T17" style:family="text">
      <style:text-properties fo:color="#9cdcfe" loext:opacity="100%"/>
    </style:style>
    <style:style style:name="T18" style:family="text">
      <style:text-properties fo:color="#9cdcfe" loext:opacity="100%" style:font-name="Consolas2" fo:font-size="10.5pt" fo:font-weight="normal"/>
    </style:style>
    <style:style style:name="T19" style:family="text">
      <style:text-properties fo:color="#ce9178" loext:opacity="100%"/>
    </style:style>
    <style:style style:name="T20" style:family="text">
      <style:text-properties fo:color="#ce9178" loext:opacity="100%" style:font-name="Consolas2" fo:font-size="10.5pt" fo:font-weight="normal"/>
    </style:style>
    <style:style style:name="T21" style:family="text">
      <style:text-properties officeooo:rsid="00074673"/>
    </style:style>
    <style:style style:name="T22" style:family="text">
      <style:text-properties officeooo:rsid="000751c0"/>
    </style:style>
    <style:style style:name="T23" style:family="text">
      <style:text-properties fo:color="#dcdcaa" loext:opacity="100%" style:font-name="Consolas2" fo:font-size="10.5pt" fo:font-weight="normal"/>
    </style:style>
    <style:style style:name="T24" style:family="text">
      <style:text-properties fo:color="#6a9955" loext:opacity="100%" style:font-name="Consolas2" fo:font-size="10.5pt" fo:font-weight="normal"/>
    </style:style>
    <style:style style:name="T25" style:family="text">
      <style:text-properties officeooo:rsid="00081e10"/>
    </style:style>
    <style:style style:name="T26" style:family="text">
      <style:text-properties officeooo:rsid="000a9984"/>
    </style:style>
    <style:style style:name="T27" style:family="text">
      <style:text-properties officeooo:rsid="000cf684"/>
    </style:style>
    <style:style style:name="T28" style:family="text">
      <style:text-properties fo:color="#c586c0" loext:opacity="100%"/>
    </style:style>
    <style:style style:name="T29" style:family="text">
      <style:text-properties officeooo:rsid="000eda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latzi.com/cursos/angular-modular/" text:style-name="Internet_20_link" text:visited-style-name="Visited_20_Internet_20_Link"><text:span text:style-name="T2"> Router: Lazy Loading y Programación Modular</text:span></text:a></text:p>
      <text:p text:style-name="P1"><text:span text:style-name="T2"/></text:p>
      <text:p text:style-name="P3"><text:span text:style-name="T1">VIDEO 1:</text:span></text:p>
      <text:p text:style-name="P3"><text:span text:style-name="T1"/></text:p>
      <text:p text:style-name="P3"><text:span text:style-name="T1">- Agregamos las paginas como componentes:</text:span></text:p>
      <text:p text:style-name="P3"><text:span text:style-name="T1"/></text:p>
      <text:h text:style-name="Heading_20_4" text:outline-level="4">» ng g c pages/….</text:h>
      <text:p text:style-name="P2"><text:span text:style-name="T3"/></text:p>
      <text:p text:style-name="Standard">- <text:span text:style-name="T7">&lt;</text:span><text:span text:style-name="T10">router-outlet</text:span><text:span text:style-name="T7">&gt;&lt;/</text:span><text:span text:style-name="T10">router-outlet</text:span><text:span text:style-name="T7">&gt;:</text:span></text:p>
      <text:p text:style-name="Standard">Permite hacer todo el renderizado de las paginas de las rutas.</text:p>
      <text:p text:style-name="Standard"/>
      <text:p text:style-name="Standard">- <text:span text:style-name="T4">Vamos definiendo las rutas: en routing.module:</text:span></text:p>
      <text:p text:style-name="Quotations"><text:span text:style-name="T8">const</text:span> <text:span text:style-name="T11">routes</text:span><text:span text:style-name="T12">:</text:span> <text:span text:style-name="T14">Routes</text:span> <text:span text:style-name="T12">=</text:span> [</text:p>
      <text:p text:style-name="Quotations">  <text:span text:style-name="T16">{</text:span></text:p>
      <text:p text:style-name="Quotations">    <text:span text:style-name="T18">path:</text:span><text:span text:style-name="T16"> </text:span><text:span text:style-name="T20">'home'</text:span><text:span text:style-name="T16">,</text:span></text:p>
      <text:p text:style-name="Quotations">    <text:span text:style-name="T15">component</text:span><text:span text:style-name="T18">:</text:span><text:span text:style-name="T16"> </text:span><text:span text:style-name="T15">HomeComponent</text:span></text:p>
      <text:p text:style-name="Quotations">  <text:span text:style-name="T16">},</text:span></text:p>
      <text:p text:style-name="Quotations">  <text:span text:style-name="T16">{</text:span></text:p>
      <text:p text:style-name="Quotations">    <text:span text:style-name="T18">path:</text:span><text:span text:style-name="T16"> </text:span><text:span text:style-name="T20">'ctaegory'</text:span><text:span text:style-name="T16">,</text:span></text:p>
      <text:p text:style-name="Quotations">    <text:span text:style-name="T15">component</text:span><text:span text:style-name="T18">:</text:span><text:span text:style-name="T16"> </text:span><text:span text:style-name="T15">CategoryComponent</text:span></text:p>
      <text:p text:style-name="Quotations">  <text:span text:style-name="T16">}</text:span></text:p>
      <text:p text:style-name="Quotations">];</text:p>
      <text:p text:style-name="Standard"/>
      <text:p text:style-name="Standard">- <text:span text:style-name="T4">Para redireccionar:</text:span></text:p>
      <text:p text:style-name="Quotations">{</text:p>
      <text:p text:style-name="Quotations"><text:span text:style-name="T18"><text:tab/>path:</text:span><text:span text:style-name="T16"> </text:span><text:span text:style-name="T20">''</text:span><text:span text:style-name="T16">,</text:span></text:p>
      <text:p text:style-name="Quotations"><text:span text:style-name="T18"><text:tab/>redirectTo:</text:span><text:span text:style-name="T16"> </text:span><text:span text:style-name="T20">'/home'</text:span><text:span text:style-name="T16">,</text:span></text:p>
      <text:p text:style-name="Quotations"><text:span text:style-name="T18"><text:tab/>pathMatch:</text:span><text:span text:style-name="T16"> </text:span><text:span text:style-name="T20">'full'</text:span></text:p>
      <text:p text:style-name="Quotations">},</text:p>
      <text:p text:style-name="Standard"/>
      <text:p text:style-name="Standard">- <text:span text:style-name="T21">Para indicar que necesito un parametro por url:</text:span></text:p>
      <text:p text:style-name="Quotations">{</text:p>
      <text:p text:style-name="Quotations">    <text:span text:style-name="T18">path:</text:span><text:span text:style-name="T16"> </text:span><text:span text:style-name="T20">'category/:id'</text:span><text:span text:style-name="T16">,</text:span></text:p>
      <text:p text:style-name="Quotations">    <text:span text:style-name="T15">component</text:span><text:span text:style-name="T18">:</text:span><text:span text:style-name="T16"> </text:span><text:span text:style-name="T15">CategoryComponent</text:span></text:p>
      <text:p text:style-name="Quotations">  <text:span text:style-name="T16">},</text:span></text:p>
      <text:p text:style-name="Standard"/>
      <text:p text:style-name="P4"><text:tab/>- <text:span text:style-name="T22">En </text:span><text:span text:style-name="T25">category.</text:span><text:span text:style-name="T22">component:</text:span></text:p>
      <text:p text:style-name="Quotations"><text:span text:style-name="T8">constructor</text:span>(<text:span text:style-name="T8">private</text:span> <text:span text:style-name="T17">route</text:span><text:span text:style-name="T12">:</text:span> <text:span text:style-name="T14">ActivatedRoute</text:span>){}</text:p>
      <text:p text:style-name="Quotations"/>
      <text:p text:style-name="Quotations">  <text:span text:style-name="T23">ngOnInit</text:span><text:span text:style-name="T16">()</text:span><text:span text:style-name="T13">:</text:span><text:span text:style-name="T16"> </text:span><text:span text:style-name="T15">void</text:span><text:span text:style-name="T16"> {</text:span></text:p>
      <text:p text:style-name="Quotations">    <text:span text:style-name="T24">// nos subscribimos a. paramMap y obtenemos el parametro id que viene en la url,</text:span></text:p>
      <text:p text:style-name="Quotations">    <text:span text:style-name="T24">// este debe ser igual al declarado en app-routing</text:span></text:p>
      <text:p text:style-name="Quotations">    <text:span text:style-name="T9">this</text:span><text:span text:style-name="T16">.</text:span><text:span text:style-name="T18">route</text:span><text:span text:style-name="T16">.</text:span><text:span text:style-name="T18">paramMap</text:span><text:span text:style-name="T16">.</text:span><text:span text:style-name="T23">subscribe</text:span><text:span text:style-name="T16">(</text:span><text:span text:style-name="T18">params</text:span><text:span text:style-name="T16"> </text:span><text:span text:style-name="T9">=&gt;</text:span><text:span text:style-name="T16"> {</text:span></text:p>
      <text:p text:style-name="Quotations">      <text:span text:style-name="T9">this</text:span><text:span text:style-name="T16">.</text:span><text:span text:style-name="T18">categoryId</text:span><text:span text:style-name="T16"> </text:span><text:span text:style-name="T13">=</text:span><text:span text:style-name="T16"> </text:span><text:span text:style-name="T18">params</text:span><text:span text:style-name="T16">.</text:span><text:span text:style-name="T23">get</text:span><text:span text:style-name="T16">(</text:span><text:span text:style-name="T20">'id'</text:span><text:span text:style-name="T16">);</text:span></text:p>
      <text:p text:style-name="Quotations">    <text:span text:style-name="T16">}); </text:span></text:p>
      <text:p text:style-name="Quotations">  <text:span text:style-name="T16">}</text:span></text:p>
      <text:p text:style-name="P4"/>
      <text:p text:style-name="P4">- <text:span text:style-name="T26">Cuando un template es muy sencillo se puede colocar el código en el atributo template del @Component en vez del templateUrl, y eliminar el archivo html</text:span></text:p>
      <text:p text:style-name="Quotations"><text:soft-page-break/>@<text:span text:style-name="T14">Component</text:span>({</text:p>
      <text:p text:style-name="Quotations">  <text:span text:style-name="T18">selector:</text:span><text:span text:style-name="T16"> </text:span><text:span text:style-name="T20">'app-category'</text:span><text:span text:style-name="T16">,</text:span></text:p>
      <text:p text:style-name="Quotations">  <text:span text:style-name="T18">template:</text:span><text:span text:style-name="T16"> </text:span><text:span text:style-name="T20">`</text:span><text:span text:style-name="T6">&lt;</text:span><text:span text:style-name="T9">app-products-list</text:span><text:span text:style-name="T16"> </text:span><text:span text:style-name="T18">[products]</text:span><text:span text:style-name="T16">=</text:span><text:span text:style-name="T20">"</text:span><text:span text:style-name="T18">products</text:span><text:span text:style-name="T20">"</text:span><text:span text:style-name="T16"> </text:span><text:span text:style-name="T6">&gt;&lt;/</text:span><text:span text:style-name="T9">app-products-list</text:span><text:span text:style-name="T6">&gt;</text:span></text:p>
      <text:p text:style-name="Quotations"><text:tab/><text:tab/><text:tab/> <text:span text:style-name="T6">&lt;</text:span><text:span text:style-name="T9">button</text:span><text:span text:style-name="T16"> </text:span><text:span text:style-name="T18">(click)</text:span><text:span text:style-name="T16">=</text:span><text:span text:style-name="T20">"</text:span><text:span text:style-name="T23">loadMore</text:span><text:span text:style-name="T16">()</text:span><text:span text:style-name="T20">"</text:span><text:span text:style-name="T6">&gt;</text:span><text:span text:style-name="T16">Load more...</text:span><text:span text:style-name="T6">&lt;/</text:span><text:span text:style-name="T9">button</text:span><text:span text:style-name="T6">&gt;</text:span><text:span text:style-name="T20">`</text:span><text:span text:style-name="T16">,</text:span></text:p>
      <text:p text:style-name="Quotations">  <text:span text:style-name="T24">//templateUrl: './category.component.html',</text:span></text:p>
      <text:p text:style-name="Quotations">  <text:span text:style-name="T18">styleUrls:</text:span><text:span text:style-name="T16"> [</text:span><text:span text:style-name="T20">'./category.component.scss'</text:span><text:span text:style-name="T16">]</text:span></text:p>
      <text:p text:style-name="Quotations">})</text:p>
      <text:p text:style-name="P4"/>
      <text:p text:style-name="P5">VIDEO 6: RouterLink y RouterActive</text:p>
      <text:p text:style-name="P5"/>
      <text:p text:style-name="P5">- Router linz sustituye al href, es como {% url… en Django:</text:p>
      <text:p text:style-name="Quotations"><text:span text:style-name="T5">&lt;</text:span><text:span text:style-name="T8">a</text:span> <text:span text:style-name="T17">routerLink</text:span>=<text:span text:style-name="T19">"home"</text:span><text:span text:style-name="T5">&gt;</text:span>All<text:span text:style-name="T5">&lt;/</text:span><text:span text:style-name="T8">a</text:span><text:span text:style-name="T5">&gt;</text:span></text:p>
      <text:p text:style-name="P5"/>
      <text:p text:style-name="P5">- <text:span text:style-name="T27">Creando path dinamicamente a partir de un arreglo:</text:span></text:p>
      <text:p text:style-name="Quotations"><text:span text:style-name="T5">&lt;</text:span><text:span text:style-name="T8">li</text:span> *<text:span text:style-name="T28">ngFor</text:span>="<text:span text:style-name="T8">let</text:span> <text:span text:style-name="T17">item</text:span> <text:span text:style-name="T8">of</text:span> <text:span text:style-name="T17">categories</text:span>"<text:span text:style-name="T5">&gt;</text:span></text:p>
      <text:p text:style-name="Quotations"><text:span text:style-name="T6"><text:tab/>&lt;</text:span><text:span text:style-name="T9">a</text:span><text:span text:style-name="T16"> [</text:span><text:span text:style-name="T18">routerLink</text:span><text:span text:style-name="T16">]="[</text:span><text:span text:style-name="T20">'/category'</text:span><text:span text:style-name="T16">, </text:span><text:span text:style-name="T18">item</text:span><text:span text:style-name="T16">.</text:span><text:span text:style-name="T18">id</text:span><text:span text:style-name="T16">]"</text:span><text:span text:style-name="T6">&gt;</text:span><text:span text:style-name="T16">{{ </text:span><text:span text:style-name="T18">item</text:span><text:span text:style-name="T16">.</text:span><text:span text:style-name="T18">name</text:span><text:span text:style-name="T16"> }}</text:span><text:span text:style-name="T6">&lt;/</text:span><text:span text:style-name="T9">a</text:span><text:span text:style-name="T6">&gt;</text:span></text:p>
      <text:p text:style-name="Quotations"><text:span text:style-name="T6">&lt;/</text:span><text:span text:style-name="T9">li</text:span><text:span text:style-name="T6">&gt;</text:span></text:p>
      <text:p text:style-name="P5"/>
      <text:p text:style-name="P5">- <text:span text:style-name="T29">routerLinkActive: aplica una clase de estilo a el lin activo en ese momento:</text:span></text:p>
      <text:p text:style-name="Quotations"><text:span text:style-name="T5">&lt;</text:span><text:span text:style-name="T8">a</text:span> <text:span text:style-name="T17">routerLinkActive</text:span>=<text:span text:style-name="T19">"active"</text:span> [<text:span text:style-name="T17">routerLink</text:span>]="[<text:span text:style-name="T19">'/category'</text:span>, <text:span text:style-name="T17">item</text:span>.<text:span text:style-name="T17">id</text:span>]"<text:span text:style-name="T5">&gt;</text:span>{{ <text:span text:style-name="T17">item</text:span>.<text:span text:style-name="T17">name</text:span> }}<text:span text:style-name="T5">&lt;/</text:span><text:span text:style-name="T8">a</text:span><text:span text:style-name="T5">&gt;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1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 draw:fill-gradient-name="gradient" draw:fill-hatch-name="hatch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5-31T16:59:49.405000000</dc:date>
    <meta:editing-duration>PT5H55M50S</meta:editing-duration>
    <meta:editing-cycles>8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54" meta:word-count="225" meta:character-count="1750" meta:non-whitespace-character-count="1500"/>
  </office:meta>
</office:document-meta>
</file>